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2F562AB87694BEEB5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</style:style>
    <style:style style:name="P15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2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3" style:family="paragraph" style:parent-style-name="Standard">
      <style:paragraph-properties fo:margin-left="0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4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style:font-weight-complex="bold"/>
    </style:style>
    <style:style style:name="T5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imes New Roman" fo:font-size="8pt" fo:language="en" fo:country="US" style:font-size-asian="8pt" style:font-size-complex="8pt"/>
    </style:style>
    <style:style style:name="T7" style:family="text">
      <style:text-properties style:font-name="Times New Roman" fo:font-size="8pt" fo:language="en" fo:country="US" officeooo:rsid="00148489" style:font-size-asian="8pt" style:font-size-complex="8pt"/>
    </style:style>
    <style:style style:name="T8" style:family="text">
      <style:text-properties style:font-name="Times New Roman" officeooo:rsid="00148489"/>
    </style:style>
    <style:style style:name="T9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Times New Roman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" text:anchor-type="paragraph" svg:x="0.041cm" svg:y="0cm" svg:width="7.054cm" svg:height="1.656cm" draw:z-index="1"><draw:image xlink:href="Pictures/10000201000000C80000002F562AB87694BEEB54.png" xlink:type="simple" xlink:show="embed" xlink:actuate="onLoad" loext:mime-type="image/png"/></draw:frame></text:p>
      <text:p text:style-name="P1"/>
      <text:p text:style-name="P2"/>
      <text:p text:style-name="P6"><text:tab/><text:tab/><text:tab/><text:tab/><text:tab/><text:tab/><text:tab/></text:p>
      <text:p text:style-name="P7"><text:span text:style-name="T1">Fait à Metz, le </text:span><text:span text:style-name="T1"><text:text-input text:description="">{{now|format_date}}</text:text-input></text:span></text:p>
      <text:p text:style-name="P2"/>
      <text:p text:style-name="P2"/>
      <text:p text:style-name="P2"/>
      <text:p text:style-name="P3"/>
      <text:p text:style-name="P3"/>
      <text:p text:style-name="P9"/>
      <text:p text:style-name="P10">ATTESTATION DE RESERVATION</text:p>
      <text:p text:style-name="P9"/>
      <text:p text:style-name="P2"/>
      <text:p text:style-name="P2"/>
      <text:p text:style-name="P2"/>
      <text:p text:style-name="P2"/>
      <text:p text:style-name="P4">METZ HABITAT TERRITOIRE, Office Public de l’Habitat, agissant en qualité de gérant de l’Association ALOES, atteste par la présente car ce jour, </text:p>
      <text:p text:style-name="P13"><text:bookmark-start text:name="Texte101"/><text:text-input text:description="">{{tenant}}</text:text-input><text:bookmark-end text:name="Texte101"/></text:p>
      <text:p text:style-name="P11"><text:span text:style-name="T4">né</text:span><text:span text:style-name="T3"> </text:span><text:span text:style-name="T4">le</text:span><text:span text:style-name="T3"> </text:span><text:span text:style-name="T3"><text:text-input text:description="">{{tenant.birthday|format_date}}</text:text-input></text:span><text:span text:style-name="T1"><text:s/>à </text:span><text:span text:style-name="T2"><text:text-input text:description="">{{tenant.birthcity}}</text:text-input></text:span><text:span text:style-name="T1"><text:s/></text:span><text:span text:style-name="T3">(</text:span><text:span text:style-name="T3"><text:text-input text:description="">{{tenant.birthdepartement}}</text:text-input></text:span><text:span text:style-name="T3">) </text:span><text:span text:style-name="T3"><text:text-input text:description="">{{tenant.birthcountry}}</text:text-input></text:span><text:span text:style-name="T2">,</text:span></text:p>
      <text:p text:style-name="P12"><text:span text:style-name="T1">a réservé le logement </text:span><text:span text:style-name="T3"><text:text-input text:description="">{{tenant.next_leasing.room}}</text:text-input></text:span><text:span text:style-name="T1">, dans la résidence Edouard Branly, 4 Place Edouard Branly 57070 Metz Technopôle</text:span><text:span text:style-name="T1"><text:text-input text:description="">{% if tenant.next_leasing.date_of_entry %}</text:text-input></text:span><text:span text:style-name="T1"> à compter du</text:span><text:span text:style-name="T3"> </text:span><text:span text:style-name="T3"><text:text-input text:description="">{{tenant.next_leasing.date_of_entry}}</text:text-input></text:span><text:span text:style-name="T1">, pour une durée indéterminée</text:span><text:span text:style-name="T1"><text:text-input text:description="">{% endif %}</text:text-input></text:span><text:span text:style-name="T1">.</text:span></text:p>
      <text:p text:style-name="P4"/>
      <text:p text:style-name="P8"><text:span text:style-name="T8"><text:text-input text:description=""/></text:span><text:span text:style-name="T1">Le loyer mensuel de ce logement est de </text:span><text:span text:style-name="T3"><text:text-input text:description="">{{tenant.next_leasing.room.rent_type.total_rent}}</text:text-input></text:span><text:span text:style-name="T1"><text:s/></text:span><text:span text:style-name="T3">€</text:span><text:span text:style-name="T1">.</text:span><text:span text:style-name="T1"><text:text-input text:description=""/></text:span></text:p>
      <text:p text:style-name="P4"/>
      <text:p text:style-name="P22">En foi de quoi nous délivrons la présente attestation de résidence pour faire valoir </text:p>
      <text:p text:style-name="P22">ce que de droit.</text:p>
      <text:p text:style-name="P4"/>
      <text:p text:style-name="P5"/>
      <text:p text:style-name="P6"/>
      <text:p text:style-name="P6"/>
      <text:p text:style-name="P23">A.L.O.E.S.</text:p>
      <text:p text:style-name="P15"/>
      <text:p text:style-name="P15"/>
      <text:p text:style-name="P15"/>
      <text:p text:style-name="P14"><text:span text:style-name="T1"><text:text-input text:description="">{{user.first_name}}</text:text-input></text:span><text:span text:style-name="T1"><text:s/></text:span><text:span text:style-name="T1"><text:text-input text:description="">{{user.last_name}}</text:text-input></text:span></text:p>
      <text:p text:style-name="P16"/>
      <text:p text:style-name="P16"/>
      <text:p text:style-name="P17"/>
      <text:p text:style-name="P19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5" svg:x1="0.531cm" svg:y1="0.011cm" svg:x2="17.888cm" svg:y2="0.011cm"><text:p/></draw:line></text:p>
      <text:p text:style-name="P21"><text:span text:style-name="T9">A.L.O.E.S. I &amp; II</text:span><text:span text:style-name="T5"> / Gérance Metz Habitat Territoire </text:span><text:span text:style-name="T10">Association pour le logement des élèves SUPELEC Metz, 4, Place Edouard Branly 57070 Metz</text:span></text:p>
      <text:p text:style-name="P20"><text:span text:style-name="T6">Tel : 03.87.74.36.37. FAX: 03.87.75.40.49. Mail :</text:span><text:span text:style-name="T7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8-07-10T14:09:00</meta:creation-date>
    <dc:date>2019-05-22T09:36:20.988188279</dc:date>
    <meta:print-date>2013-10-22T09:42:00</meta:print-date>
    <meta:editing-cycles>13</meta:editing-cycles>
    <meta:editing-duration>PT17M29S</meta:editing-duration>
    <meta:generator>LibreOffice/6.2.2.2$Linux_X86_64 LibreOffice_project/20$Build-2</meta:generator>
    <meta:document-statistic meta:table-count="0" meta:image-count="1" meta:object-count="0" meta:page-count="1" meta:paragraph-count="14" meta:word-count="168" meta:character-count="1085" meta:non-whitespace-character-count="959"/>
    <meta:user-defined meta:name="Company">RESAM-METZ</meta:user-defined>
    <meta:user-defined meta:name="Operator">DENOMME</meta:user-defined>
  </office:meta>
</office:document-meta>
</file>